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tier_bow_3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tier_bow_4</text:p>
          </table:table-cell>
          <table:table-cell table:style-name="ce31" office:value-type="string" calcext:value-type="string">
            <text:p>knows_common_dwarf|knows_athletics_2|knows_power_draw_2|knows_power_strike_2|knows_ironflesh_1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tier_bow_5</text:p>
          </table:table-cell>
          <table:table-cell table:style-name="ce31" office:value-type="string" calcext:value-type="string">
            <text:p>knows_common_dwarf|knows_athletics_2|knows_power_draw_3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5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4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throwing_arrow, <text:s text:c="2"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armored_3a,itm_wargarmored_3a,itm_warg_reward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.00.0000</text:date>, <text:time style:data-style-name="N2" text:time-value="21:48:29.0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1-19T22:48:31.497000000</dc:date>
    <meta:editing-duration>P1DT8H32M31S</meta:editing-duration>
    <meta:editing-cycles>142</meta:editing-cycles>
    <meta:document-statistic meta:table-count="2" meta:cell-count="6659" meta:object-count="0"/>
  </office:meta>
</office:document-meta>
</file>